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31c661" officeooo:paragraph-rsid="0031c661" fo:background-color="#ffff99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334cd4" officeooo:paragraph-rsid="00334cd4" fo:background-color="#ffff99" style:font-name-asian="Courier New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4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20">right-click переключение стиля управления.</text:p>
          </table:table-cell>
          <table:table-cell table:style-name="Table1.B2" office:value-type="string">
            <text:p text:style-name="P21">доработать<text:span text:style-name="T1">: если интерфейс не поймал клик, то смена стиля управления.</text:span></text:p>
            <text:p text:style-name="P22">Only in travel mod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Window.AntiAliasing := aa4SamplesNicer;</text:p>
          </table:table-cell>
        </table:table-row>
        <table:table-row>
          <table:table-cell table:style-name="Table1.A2" office:value-type="string">
            <text:p text:style-name="P12">interface.id</text:p>
            <text:p text:style-name="P12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TouchOver interface_id</text:p>
            <text:p text:style-name="P12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2">animation:</text:p>
            <text:p text:style-name="P12">slide</text:p>
            <text:p text:style-name="P12">fade</text:p>
            <text:p text:style-name="P12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>actions/perks -&gt; perk.image</text:p>
            <text:p text:style-name="P19">action = class(activeper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13">UIFont.Print(10, 10, Yellow, Format('FPS : %f (real : %f). Shapes : %d / %d',</text:p>
            <text:p text:style-name="P13"><text:s text:c="3"/>[Window.Fps.FrameTime,</text:p>
            <text:p text:style-name="P13"><text:s text:c="4"/>Window.Fps.RealTime,</text:p>
            <text:p text:style-name="P13"><text:s text:c="4"/>Window.SceneManager.Statistics.ShapesRendered,</text:p>
            <text:p text:style-name="P13"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><text:s text:c="4"/>property MinWidth: Integer read FMinWidth write FMinWidth default 100;</text:p>
            <text:p text:style-name="P14"><text:s text:c="4"/>property MinHeight: Integer read FMinHeight write FMinHeight default 100;</text:p>
            <text:p text:style-name="P14"><text:s text:c="4"/>property MaxWidth: Integer read FMaxWidth write FMaxWidth default 4000;</text:p>
            <text:p text:style-name="P14"><text:s text:c="4"/>property MaxHeight: Integer read FMaxHeight write FMaxHeight default 4000;</text:p>
          </table:table-cell>
        </table:table-row>
        <table:table-row>
          <table:table-cell table:style-name="Table1.A2" office:value-type="string">
            <text:p text:style-name="P14">for dynamic skybox</text:p>
          </table:table-cell>
          <table:table-cell table:style-name="Table1.B2" office:value-type="string">
            <text:p text:style-name="P14">function SaveScreen: TRGBImage; overload;</text:p>
            <text:p text:style-name="P15">Container.SaveScreen;</text:p>
          </table:table-cell>
        </table:table-row>
        <table:table-row>
          <table:table-cell table:style-name="Table1.A2" office:value-type="string">
            <text:p text:style-name="P17">handle "image not found" in thread</text:p>
          </table:table-cell>
          <table:table-cell table:style-name="Table1.B2" office:value-type="string">
            <text:p text:style-name="P16"/>
          </table:table-cell>
        </table:table-row>
        <text:soft-page-break/>
        <table:table-row>
          <table:table-cell table:style-name="Table1.A2" office:value-type="string">
            <text:p text:style-name="P7">Longclick</text:p>
            <text:p text:style-name="Preformatted_20_Text">Doubleclick</text:p>
            <text:p text:style-name="Preformatted_20_Text">xyprocedure for compatibility with rightclick and longclick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8">Настройки сохранения jpg?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24">BUG: если кликнуть до загрузки floater image / floaterlabels выдаёт SIGSEGV</text:p>
          </table:table-cell>
          <table:table-cell table:style-name="Table1.B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B2" office:value-type="string">
            <text:p text:style-name="P16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3T11:21:13.544620460</dc:date>
    <meta:editing-duration>PT11H43M5S</meta:editing-duration>
    <meta:editing-cycles>27</meta:editing-cycles>
    <meta:generator>LibreOffice/4.3.3.2$Linux_x86 LibreOffice_project/430m0$Build-2</meta:generator>
    <meta:document-statistic meta:table-count="1" meta:image-count="0" meta:object-count="0" meta:page-count="2" meta:paragraph-count="45" meta:word-count="180" meta:character-count="1674" meta:non-whitespace-character-count="1508"/>
  </office:meta>
</office:document-meta>
</file>